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12269" draw:textarea-horizontal-align="justify" draw:textarea-vertical-align="middle" draw:auto-grow-height="false" fo:min-height="21.975cm" fo:min-width="44.5cm" loext:decorative="false"/>
    </style:style>
    <style:style style:name="gr2" style:family="graphic" style:parent-style-name="standard">
      <style:graphic-properties draw:stroke="none" draw:fill="gradient" draw:fill-gradient-name="Gradient_20_27" draw:textarea-horizontal-align="justify" draw:textarea-vertical-align="middle" draw:auto-grow-height="false" fo:min-height="21.975cm" fo:min-width="34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svg:stroke-width="0.3cm" svg:stroke-color="#00458a" draw:marker-start-width="0.65cm" draw:marker-end-width="0.65cm" draw:fill="solid" draw:fill-color="#012269" draw:textarea-horizontal-align="justify" draw:textarea-vertical-align="middle" draw:auto-grow-height="false" fo:min-height="4.375cm" fo:min-width="12.124cm" fo:padding-top="0.275cm" fo:padding-bottom="0.275cm" fo:padding-left="0.4cm" fo:padding-right="0.4cm" loext:decorative="false"/>
    </style:style>
    <style:style style:name="gr5" style:family="graphic" style:parent-style-name="standard">
      <style:graphic-properties draw:stroke="none" svg:stroke-width="0.3cm" svg:stroke-color="#00458a" draw:marker-start-width="0.65cm" draw:marker-end-width="0.65cm" draw:fill="solid" draw:fill-color="#ffffff" draw:textarea-horizontal-align="justify" draw:textarea-vertical-align="middle" draw:auto-grow-height="false" fo:min-height="3.403cm" fo:min-width="0.952cm" fo:padding-top="0.275cm" fo:padding-bottom="0.275cm" fo:padding-left="0.4cm" fo:padding-right="0.4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draw:stroke="solid" svg:stroke-width="0.2cm" svg:stroke-color="#99a6c3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8" style:family="graphic" style:parent-style-name="objectwithoutfill">
      <style:graphic-properties draw:stroke="solid" svg:stroke-width="0.2cm" svg:stroke-color="#334e88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9" style:family="graphic" style:parent-style-name="objectwithoutfill">
      <style:graphic-properties draw:stroke="solid" svg:stroke-width="0.2cm" svg:stroke-color="#012269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10" style:family="graphic" style:parent-style-name="objectwithoutfill">
      <style:graphic-properties draw:stroke="solid" svg:stroke-width="0.2cm" svg:stroke-color="#999999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11" style:family="graphic" style:parent-style-name="objectwithoutfill">
      <style:graphic-properties draw:stroke="solid" svg:stroke-width="0.2cm" svg:stroke-color="#ff950e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12" style:family="graphic" style:parent-style-name="standard">
      <style:graphic-properties draw:stroke="none" svg:stroke-width="0.3cm" svg:stroke-color="#00458a" draw:marker-start-width="0.65cm" draw:marker-end-width="0.65cm" draw:fill="solid" draw:fill-color="#ffffff" draw:textarea-horizontal-align="justify" draw:textarea-vertical-align="middle" draw:auto-grow-height="false" fo:min-height="3.344cm" fo:min-width="5.494cm" fo:padding-top="0.275cm" fo:padding-bottom="0.275cm" fo:padding-left="0.4cm" fo:padding-right="0.4cm" loext:decorative="false"/>
    </style:style>
    <style:style style:name="gr13" style:family="graphic" style:parent-style-name="objectwithoutfill">
      <style:graphic-properties svg:stroke-width="0.05cm" svg:stroke-color="#334e87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5cm" svg:stroke-color="#ff950e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draw:stroke="none" svg:stroke-width="0.02cm" svg:stroke-color="#00458a" draw:marker-start-width="0.23cm" draw:marker-end-width="0.23cm" draw:fill="solid" draw:fill-color="#012269" draw:textarea-vertical-align="middle" fo:padding-top="0.135cm" fo:padding-bottom="0.135cm" fo:padding-left="0.26cm" fo:padding-right="0.26cm" loext:decorative="false"/>
    </style:style>
    <style:style style:name="gr16" style:family="graphic" style:parent-style-name="objectwithoutfill">
      <style:graphic-properties draw:stroke="solid" svg:stroke-width="0.2cm" svg:stroke-color="#ffffff" draw:marker-start-width="0.35cm" draw:marker-end-width="0.35cm" draw:fill="none" draw:textarea-vertical-align="middle" fo:padding-top="0.225cm" fo:padding-bottom="0.225cm" fo:padding-left="0.35cm" fo:padding-right="0.35cm" loext:decorative="false"/>
    </style:style>
    <style:style style:name="gr17" style:family="graphic" style:parent-style-name="objectwithoutfill">
      <style:graphic-properties svg:stroke-width="0.1cm" svg:stroke-color="#ffffff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standard">
      <style:graphic-properties draw:stroke="none" svg:stroke-width="0.3cm" svg:stroke-color="#00458a" draw:marker-start-width="0.65cm" draw:marker-end-width="0.65cm" draw:fill="solid" draw:fill-color="#ffffff" draw:textarea-horizontal-align="justify" draw:textarea-vertical-align="middle" draw:auto-grow-height="false" fo:min-height="3.348cm" fo:min-width="2.892cm" fo:padding-top="0.275cm" fo:padding-bottom="0.275cm" fo:padding-left="0.4cm" fo:padding-right="0.4cm" loext:decorative="false"/>
    </style:style>
    <style:style style:name="gr19" style:family="graphic" style:parent-style-name="objectwithoutfill">
      <style:graphic-properties svg:stroke-width="0.1cm" svg:stroke-color="#012269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standard">
      <style:graphic-properties draw:stroke="none" svg:stroke-width="0.02cm" svg:stroke-color="#0089d1" draw:marker-start-width="0.08cm" draw:marker-end-width="0.08cm" draw:fill="solid" draw:fill-color="#012269" draw:textarea-horizontal-align="justify" draw:textarea-vertical-align="middle" draw:auto-grow-height="false" fo:min-height="0.092cm" fo:min-width="0.542cm" fo:padding-top="0.135cm" fo:padding-bottom="0.135cm" fo:padding-left="0.26cm" fo:padding-right="0.26cm" loext:decorative="false"/>
    </style:style>
    <style:style style:name="P1" style:family="paragraph">
      <loext:graphic-properties draw:fill-color="#012269"/>
      <style:paragraph-properties fo:text-align="center"/>
    </style:style>
    <style:style style:name="P2" style:family="paragraph">
      <loext:graphic-properties draw:fill="gradient" draw:fill-gradient-name="Gradient_20_27"/>
      <style:paragraph-properties fo:text-align="center"/>
    </style:style>
    <style:style style:name="P3" style:family="paragraph">
      <loext:graphic-properties draw:fill="solid" draw:fill-color="#012269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5cm" svg:height="22.22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5cm" svg:height="22.225cm" svg:x="13cm" svg:y="10cm">
          <text:p/>
          <draw:enhanced-geometry svg:viewBox="0 0 21600 21600" draw:type="rectangle" draw:enhanced-path="M 0 0 L 21600 0 21600 21600 0 21600 0 0 Z N"/>
        </draw:custom-shape>
        <draw:g draw:style-name="gr3">
          <draw:custom-shape draw:style-name="gr4" draw:text-style-name="P3" draw:layer="layout" svg:width="13.2cm" svg:height="5.201cm" svg:x="32.4cm" svg:y="11cm">
            <text:p/>
            <draw:enhanced-geometry svg:viewBox="0 0 21600 21600" draw:path-stretchpoint-x="10800" draw:path-stretchpoint-y="10800" draw:text-areas="?f3 ?f4 ?f5 ?f6" draw:type="round-rectangle" draw:modifiers="1967.7267046243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 draw:style-name="gr3">
            <draw:custom-shape draw:style-name="gr5" draw:text-style-name="P4" draw:layer="layout" svg:width="1.8cm" svg:height="4.001cm" svg:x="32.806cm" svg:y="11.8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994.1917808219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6">
              <draw:line draw:style-name="gr7" draw:text-style-name="P5" draw:layer="layout" svg:x1="33.006cm" svg:y1="12.101cm" svg:x2="34.406cm" svg:y2="12.101cm">
                <text:p/>
              </draw:line>
              <draw:line draw:style-name="gr8" draw:text-style-name="P5" draw:layer="layout" svg:x1="33.306cm" svg:y1="12.401cm" svg:x2="34.406cm" svg:y2="12.401cm">
                <text:p/>
              </draw:line>
              <draw:line draw:style-name="gr9" draw:text-style-name="P5" draw:layer="layout" svg:x1="33.306cm" svg:y1="12.701cm" svg:x2="34.406cm" svg:y2="12.701cm">
                <text:p/>
              </draw:line>
              <draw:line draw:style-name="gr10" draw:text-style-name="P5" draw:layer="layout" svg:x1="33.306cm" svg:y1="15.401cm" svg:x2="34.406cm" svg:y2="15.401cm">
                <text:p/>
              </draw:line>
              <draw:line draw:style-name="gr11" draw:text-style-name="P5" draw:layer="layout" svg:x1="33.706cm" svg:y1="15.101cm" svg:x2="34.406cm" svg:y2="15.101cm">
                <text:p/>
              </draw:line>
              <draw:line draw:style-name="gr9" draw:text-style-name="P5" draw:layer="layout" svg:x1="33.706cm" svg:y1="14.501cm" svg:x2="34.406cm" svg:y2="14.501cm">
                <text:p/>
              </draw:line>
              <draw:line draw:style-name="gr11" draw:text-style-name="P5" draw:layer="layout" svg:x1="33.306cm" svg:y1="13.901cm" svg:x2="34.406cm" svg:y2="13.901cm">
                <text:p/>
              </draw:line>
              <draw:line draw:style-name="gr8" draw:text-style-name="P5" draw:layer="layout" svg:x1="33.306cm" svg:y1="13.301cm" svg:x2="34.406cm" svg:y2="13.301cm">
                <text:p/>
              </draw:line>
              <draw:line draw:style-name="gr8" draw:text-style-name="P5" draw:layer="layout" svg:x1="33.706cm" svg:y1="14.201cm" svg:x2="34.406cm" svg:y2="14.201cm">
                <text:p/>
              </draw:line>
              <draw:line draw:style-name="gr8" draw:text-style-name="P5" draw:layer="layout" svg:x1="33.306cm" svg:y1="14.801cm" svg:x2="34.406cm" svg:y2="14.801cm">
                <text:p/>
              </draw:line>
              <draw:line draw:style-name="gr7" draw:text-style-name="P5" draw:layer="layout" svg:x1="33.006cm" svg:y1="13.601cm" svg:x2="34.406cm" svg:y2="13.601cm">
                <text:p/>
              </draw:line>
              <draw:line draw:style-name="gr10" draw:text-style-name="P5" draw:layer="layout" svg:x1="33.706cm" svg:y1="13.001cm" svg:x2="34.406cm" svg:y2="13.001cm">
                <text:p/>
              </draw:line>
            </draw:g>
          </draw:g>
          <draw:custom-shape draw:style-name="gr12" draw:text-style-name="P4" draw:layer="layout" svg:width="6.4cm" svg:height="4cm" svg:x="34.806cm" svg:y="11.801cm">
            <text:p/>
            <draw:enhanced-geometry svg:viewBox="0 0 21600 21600" draw:path-stretchpoint-x="10800" draw:path-stretchpoint-y="10800" draw:text-areas="?f3 ?f4 ?f5 ?f6" draw:type="round-rectangle" draw:modifiers="994.19178082191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3" draw:text-style-name="P5" draw:layer="layout" svg:width="1.2cm" svg:height="0.7cm" svg:x="35.799cm" svg:y="14.3cm" svg:viewBox="0 0 1201 701" draw:points="0,700 400,701 400,0 1201,0">
            <text:p/>
          </draw:polyline>
          <draw:polyline draw:style-name="gr13" draw:text-style-name="P5" draw:layer="layout" svg:width="2.5cm" svg:height="0.547cm" svg:x="35.799cm" svg:y="14.601cm" svg:viewBox="0 0 2501 548" draw:points="0,548 2000,548 2000,0 2501,0">
            <text:p/>
          </draw:polyline>
          <draw:line draw:style-name="gr13" draw:text-style-name="P5" draw:layer="layout" svg:x1="38.7cm" svg:y1="13.7cm" svg:x2="40.1cm" svg:y2="13.701cm">
            <text:p/>
          </draw:line>
          <draw:polyline draw:style-name="gr13" draw:text-style-name="P5" draw:layer="layout" svg:width="2.499cm" svg:height="0.499cm" svg:x="35.799cm" svg:y="14.801cm" svg:viewBox="0 0 2500 500" draw:points="0,499 2199,500 2199,0 2500,0">
            <text:p/>
          </draw:polyline>
          <draw:polyline draw:style-name="gr13" draw:text-style-name="P5" draw:layer="layout" svg:width="1.099cm" svg:height="0.449cm" svg:x="35.799cm" svg:y="13.7cm" svg:viewBox="0 0 1100 450" draw:points="0,0 400,1 400,450 1100,450">
            <text:p/>
          </draw:polyline>
          <draw:polyline draw:style-name="gr13" draw:text-style-name="P5" draw:layer="layout" svg:width="1.2cm" svg:height="1.3cm" svg:x="35.799cm" svg:y="12.7cm" svg:viewBox="0 0 1201 1301" draw:points="0,0 600,1 600,1301 1201,1301">
            <text:p/>
          </draw:polyline>
          <draw:polyline draw:style-name="gr13" draw:text-style-name="P5" draw:layer="layout" svg:width="2.5cm" svg:height="1cm" svg:x="35.799cm" svg:y="12.5cm" svg:viewBox="0 0 2501 1001" draw:points="0,0 2000,0 2000,1001 2501,1001">
            <text:p/>
          </draw:polyline>
          <draw:polyline draw:style-name="gr13" draw:text-style-name="P5" draw:layer="layout" svg:width="1.399cm" svg:height="0.999cm" svg:x="38.7cm" svg:y="12.501cm" svg:viewBox="0 0 1400 1000" draw:points="0,1000 800,1000 800,0 1400,0">
            <text:p/>
          </draw:polyline>
          <draw:polyline draw:style-name="gr13" draw:text-style-name="P5" draw:layer="layout" svg:width="1.399cm" svg:height="0.399cm" svg:x="38.7cm" svg:y="14.601cm" svg:viewBox="0 0 1400 400" draw:points="0,0 899,0 899,400 1400,400">
            <text:p/>
          </draw:polyline>
          <draw:polyline draw:style-name="gr14" draw:text-style-name="P5" draw:layer="layout" svg:width="2.5cm" svg:height="1cm" svg:x="35.799cm" svg:y="12.2cm" svg:viewBox="0 0 2501 1001" draw:points="0,0 2200,1 2200,1001 2501,1001">
            <text:p/>
          </draw:polyline>
          <draw:polyline draw:style-name="gr14" draw:text-style-name="P5" draw:layer="layout" svg:width="1.399cm" svg:height="0.999cm" svg:x="38.7cm" svg:y="12.201cm" svg:viewBox="0 0 1400 1000" draw:points="0,1000 500,1000 500,0 1400,0">
            <text:p/>
          </draw:polyline>
          <draw:polyline draw:style-name="gr14" draw:text-style-name="P5" draw:layer="layout" svg:width="1.399cm" svg:height="0.399cm" svg:x="38.7cm" svg:y="14.301cm" svg:viewBox="0 0 1400 400" draw:points="0,0 1099,0 1099,400 1400,400">
            <text:p/>
          </draw:polyline>
          <draw:polyline draw:style-name="gr14" draw:text-style-name="P5" draw:layer="layout" svg:width="0.999cm" svg:height="1.199cm" svg:x="39.799cm" svg:y="12.201cm" svg:viewBox="0 0 1000 1200" draw:points="700,0 1000,0 1000,900 0,899 0,1200 400,1200">
            <text:p/>
          </draw:polyline>
          <draw:polyline draw:style-name="gr14" draw:text-style-name="P5" draw:layer="layout" svg:width="1.2cm" svg:height="0.3cm" svg:x="35.799cm" svg:y="13.4cm" svg:viewBox="0 0 1201 301" draw:points="0,0 800,1 800,301 1201,301">
            <text:p/>
          </draw:polyline>
          <draw:polyline draw:style-name="gr14" draw:text-style-name="P5" draw:layer="layout" svg:width="2.5cm" svg:height="0.399cm" svg:x="35.799cm" svg:y="14.3cm" svg:viewBox="0 0 2501 400" draw:points="0,400 1800,400 1800,0 2501,1">
            <text:p/>
          </draw:polyline>
          <draw:polygon draw:style-name="gr15" draw:text-style-name="P3" draw:layer="layout" svg:width="0.599cm" svg:height="0.799cm" svg:x="35.399cm" svg:y="14.6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35.399cm" svg:y="13.3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35.399cm" svg:y="12.1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38.206cm" svg:y="14.2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40.006cm" svg:y="14.6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40.006cm" svg:y="13.3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40.006cm" svg:y="12.101cm" svg:viewBox="0 0 600 800" draw:points="0,0 600,0 600,200 500,200 500,300 600,300 600,800 0,800 0,300 100,300 100,200 0,200">
            <text:p/>
          </draw:polygon>
          <draw:line draw:style-name="gr16" draw:text-style-name="P5" draw:layer="layout" svg:x1="37.3cm" svg:y1="11.338cm" svg:x2="40.7cm" svg:y2="11.338cm">
            <text:p/>
          </draw:line>
          <draw:g draw:style-name="gr3">
            <draw:g draw:style-name="gr6">
              <draw:line draw:style-name="gr17" draw:text-style-name="P5" draw:layer="layout" svg:x1="44.797cm" svg:y1="11.6cm" svg:x2="45.197cm" svg:y2="11.2cm">
                <text:p/>
              </draw:line>
              <draw:line draw:style-name="gr17" draw:text-style-name="P5" draw:layer="layout" svg:x1="44.797cm" svg:y1="11.2cm" svg:x2="45.197cm" svg:y2="11.6cm">
                <text:p/>
              </draw:line>
            </draw:g>
            <draw:line draw:style-name="gr17" draw:text-style-name="P5" draw:layer="layout" svg:x1="44.797cm" svg:y1="11.2cm" svg:x2="45.197cm" svg:y2="11.6cm">
              <text:p/>
            </draw:line>
          </draw:g>
          <draw:polyline draw:style-name="gr13" draw:text-style-name="P5" draw:layer="layout" svg:width="1cm" svg:height="0.301cm" svg:x="37.298cm" svg:y="13.7cm" svg:viewBox="0 0 1001 302" draw:points="0,301 501,302 501,0 1001,0">
            <text:p/>
          </draw:polyline>
          <draw:polygon draw:style-name="gr15" draw:text-style-name="P3" draw:layer="layout" svg:width="0.599cm" svg:height="0.799cm" svg:x="38.206cm" svg:y="13.101cm" svg:viewBox="0 0 600 800" draw:points="0,0 600,0 600,200 500,200 500,300 600,300 600,800 0,800 0,300 100,300 100,200 0,200">
            <text:p/>
          </draw:polygon>
          <draw:polygon draw:style-name="gr15" draw:text-style-name="P3" draw:layer="layout" svg:width="0.599cm" svg:height="0.799cm" svg:x="36.799cm" svg:y="13.601cm" svg:viewBox="0 0 600 800" draw:points="0,0 600,0 600,200 500,200 500,300 600,300 600,800 0,800 0,300 100,300 100,200 0,200">
            <text:p/>
          </draw:polygon>
          <draw:g draw:style-name="gr3">
            <draw:custom-shape draw:style-name="gr18" draw:text-style-name="P4" draw:layer="layout" svg:width="3.794cm" svg:height="4cm" svg:x="41.403cm" svg:y="11.801cm">
              <text:p/>
              <draw:enhanced-geometry svg:viewBox="0 0 21600 21600" draw:path-stretchpoint-x="10800" draw:path-stretchpoint-y="10800" draw:text-areas="?f3 ?f4 ?f5 ?f6" draw:type="round-rectangle" draw:modifiers="994.1917808219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9" draw:text-style-name="P5" draw:layer="layout" svg:x1="41.6cm" svg:y1="13.801cm" svg:x2="45cm" svg:y2="13.801cm">
              <text:p/>
            </draw:line>
            <draw:g draw:style-name="gr3">
              <draw:line draw:style-name="gr19" draw:text-style-name="P5" draw:layer="layout" svg:x1="42.156cm" svg:y1="13.801cm" svg:x2="42.15cm" svg:y2="12.201cm">
                <text:p/>
              </draw:line>
              <draw:custom-shape draw:style-name="gr20" draw:text-style-name="P3" draw:layer="layout" svg:width="1.1cm" svg:height="0.4cm" svg:x="41.6cm" svg:y="12.0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4.452cm" svg:y1="13.801cm" svg:x2="44.451cm" svg:y2="13.101cm">
                <text:p/>
              </draw:line>
              <draw:custom-shape draw:style-name="gr20" draw:text-style-name="P3" draw:layer="layout" svg:width="1.1cm" svg:height="0.4cm" svg:x="43.901cm" svg:y="12.87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3.69cm" svg:y1="13.801cm" svg:x2="43.684cm" svg:y2="12.201cm">
                <text:p/>
              </draw:line>
              <draw:custom-shape draw:style-name="gr20" draw:text-style-name="P3" draw:layer="layout" svg:width="1.1cm" svg:height="0.4cm" svg:x="43.134cm" svg:y="12.0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2.918cm" svg:y1="13.801cm" svg:x2="42.917cm" svg:y2="13.101cm">
                <text:p/>
              </draw:line>
              <draw:custom-shape draw:style-name="gr20" draw:text-style-name="P3" draw:layer="layout" svg:width="1.1cm" svg:height="0.4cm" svg:x="42.367cm" svg:y="12.87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2.546cm" svg:y1="13.801cm" svg:x2="42.538cm" svg:y2="15.401cm">
                <text:p/>
              </draw:line>
              <draw:custom-shape draw:style-name="gr20" draw:text-style-name="P3" draw:layer="layout" svg:width="1.1cm" svg:height="0.4cm" svg:x="41.988cm" svg:y="15.201cm">
                <text:p/>
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4.073cm" svg:y1="13.801cm" svg:x2="44.074cm" svg:y2="15.401cm">
                <text:p/>
              </draw:line>
              <draw:custom-shape draw:style-name="gr20" draw:text-style-name="P3" draw:layer="layout" svg:width="1.1cm" svg:height="0.4cm" svg:x="43.524cm" svg:y="15.201cm">
                <text:p/>
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g draw:style-name="gr3">
              <draw:line draw:style-name="gr19" draw:text-style-name="P5" draw:layer="layout" svg:x1="43.306cm" svg:y1="13.801cm" svg:x2="43.305cm" svg:y2="14.501cm">
                <text:p/>
              </draw:line>
              <draw:custom-shape draw:style-name="gr20" draw:text-style-name="P3" draw:layer="layout" svg:width="1.1cm" svg:height="0.4cm" svg:x="42.755cm" svg:y="14.327cm">
                <text:p/>
  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7" draw:display-name="Gradient 27" draw:style="linear" draw:start-color="#012269" draw:end-color="#99a6c3" draw:start-intensity="100%" draw:end-intensity="100%" draw:angle="90deg" draw:border="0%">
      <loext:gradient-stop svg:offset="0" loext:color-type="rgb" loext:color-value="#012269"/>
      <loext:gradient-stop svg:offset="1" loext:color-type="rgb" loext:color-value="#99a6c3"/>
    </draw:gradient>
    <draw:gradient draw:name="Gradient_20_30" draw:display-name="Gradient 30" draw:style="linear" draw:start-color="#8ae234" draw:end-color="#4e9a06" draw:start-intensity="100%" draw:end-intensity="100%" draw:angle="180deg" draw:border="0%">
      <loext:gradient-stop svg:offset="0" loext:color-type="rgb" loext:color-value="#8ae234"/>
      <loext:gradient-stop svg:offset="1" loext:color-type="rgb" loext:color-value="#4e9a06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3:52:05.003590724</meta:creation-date>
    <dc:date>2024-10-22T23:51:20.882839513</dc:date>
    <meta:editing-duration>PT12M17S</meta:editing-duration>
    <meta:editing-cycles>9</meta:editing-cycles>
    <meta:generator>LibreOffice/24.8.2.1$Linux_X86_64 LibreOffice_project/480$Build-1</meta:generator>
    <meta:document-statistic meta:object-count="75"/>
  </office:meta>
</office:document-meta>
</file>